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1"/>
    <style:style style:name="P4" style:family="paragraph" style:parent-style-name="List_20_Paragraph" style:list-style-name="L1"/>
    <style:style style:name="P5" style:family="paragraph" style:parent-style-name="List_20_Paragraph">
      <style:paragraph-properties fo:margin-left="0cm" fo:margin-right="0cm" fo:text-indent="0cm" style:auto-text-indent="false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7" style:family="paragraph" style:parent-style-name="List_20_Paragraph" style:list-style-name="L2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port API</text:span></text:p>
      <text:list xml:id="list1711726460180109275" text:style-name="WWNum2">
        <text:list-item>
          <text:p text:style-name="P2">Spielergehälter über Zeit (wohl eher nicht umfänglich öffentlich vorhanden)</text:p>
        </text:list-item>
        <text:list-item>
          <text:p text:style-name="P2">Welche Sportarten gewinnen an Popularität (z.B. über Zuschauerzahlen)</text:p>
        </text:list-item>
        <text:list-item>
          <text:p text:style-name="P2">Wie hat sich beim Basketball die Wurfdistnanz und Häufigkeit über die Jahre verändert (NBA Stats API)</text:p>
        </text:list-item>
        <text:list-item>
          <text:p text:style-name="P2">Entwicklung der 3-Punkte-Würfe in der NBA (Alternative)</text:p>
        </text:list-item>
        <text:list-item>
          <text:p text:style-name="P2">Steigt die Anzahl der Fouls im Vergleich zu früheren Zeitpunkten (z.B. NBA, Bundesliga)</text:p>
        </text:list-item>
        <text:list-item>
          <text:p text:style-name="P2">Anteil an Spielern in der NBA aus anderen Teilen der Welt (nicht nur USA)</text:p>
        </text:list-item>
        <text:list-item>
          <text:p text:style-name="P2">Welche Sportartn sind wo beliebt</text:p>
        </text:list-item>
        <text:list-item>
          <text:p text:style-name="P2">Wahrscheinlichket berechnen dafür, dass ein Verein die folgende Meisterschaft gewinnt (wenn möglich...)</text:p>
        </text:list-item>
        <text:list-item>
          <text:p text:style-name="P2">Steigt das Verletzungsrisiko aufgrund von immer mehr Spielen mit kürzeren Erholungsphasen zwischendurch (Korrelation und Kausalität - Problem?)</text:p>
        </text:list-item>
        <text:list-item>
          <text:p text:style-name="P2">Steigen die Chancen für ein Unentschieden </text:p>
        </text:list-item>
      </text:list>
      <text:p text:style-name="Standard"/>
      <text:p text:style-name="Standard"><text:span text:style-name="T2">What influences the success of movies and series?</text:span></text:p>
      <text:list xml:id="list3478762659676529273" text:style-name="WWNum1">
        <text:list-header>
          <text:p text:style-name="P3">1. Does the release of „big“ and successful movie releases influence the popularity of the genre?</text:p>
          <text:p text:style-name="P3">2. Does the budget of a movie or show influence the movies success?</text:p>
          <text:p text:style-name="P3">3. What characteristics do influence movies to be discussed more online?</text:p>
          <text:p text:style-name="P3">4. Does the release timing of a movie or show influence it's success?</text:p>
          <text:p text:style-name="P3">5. What film genres gained more popularity over time?</text:p>
        </text:list-header>
      </text:list>
      <text:p text:style-name="List_20_Paragraph">6. Do critics reviews influence the opinion of users?</text:p>
      <text:p text:style-name="List_20_Paragraph">7. Do long releases between season of a show cause users to drop interest in them?</text:p>
      <text:list xml:id="list2514531239309261252" text:style-name="L1">
        <text:list-item>
          <text:p text:style-name="P4">Does excitement online before a release influence the success of a show?</text:p>
        </text:list-item>
        <text:list-item>
          <text:p text:style-name="P4">Does the general opinion you see on social media influence the success? (is social media a bubble)</text:p>
        </text:list-item>
      </text:list>
      <text:p text:style-name="P5"/>
      <text:p text:style-name="P6">APIs for movies:</text:p>
      <text:p text:style-name="P5">Open movie database (OMDb)</text:p>
      <text:p text:style-name="P5">Wikimedia API</text:p>
      <text:p text:style-name="P5">Youtube Analytics API</text:p>
      <text:p text:style-name="P5"/>
      <text:p text:style-name="P5"><text:soft-page-break/>Some relevant data for this:</text:p>
      <text:list xml:id="list5423831313070446821" text:style-name="L2">
        <text:list-item>
          <text:p text:style-name="P7">User Ratings</text:p>
        </text:list-item>
        <text:list-item>
          <text:p text:style-name="P7">Release timing</text:p>
        </text:list-item>
        <text:list-item>
          <text:p text:style-name="P7">Wikimedia views </text:p>
        </text:list-item>
        <text:list-item>
          <text:p text:style-name="P7">Budget</text:p>
        </text:list-item>
        <text:list-item>
          <text:p text:style-name="P7">Profit</text:p>
        </text:list-item>
        <text:list-item>
          <text:p text:style-name="P7">Youtube view counts</text:p>
        </text:list-item>
        <text:list-item>
          <text:p text:style-name="P7">Google search request amounts</text:p>
        </text:list-item>
      </text:list>
      <text:p text:style-name="Standard"/>
      <text:p text:style-name="Standard"/>
      <text:p text:style-name="Standard"><text:span text:style-name="T2">API Luftqualität</text:span></text:p>
      <text:list xml:id="list33348870" text:continue-list="list3478762659676529273" text:style-name="WWNum1">
        <text:list-item>
          <text:p text:style-name="P3"><text:span text:style-name="T1">1 Langfristige Entwicklung der Luftverschmutzung</text:span></text:p>
        </text:list-item>
      </text:list>
      <text:p text:style-name="List_20_Paragraph">Wie haben sich die Jahresmittelwerte der Konzentrationen von PM10, PM2.5 und NO₂ in Deutschland im Zeitraum 2000–2025 entwickelt? (könnte man auch auf Monate runterbrechen)</text:p>
      <text:p text:style-name="List_20_Paragraph"/>
      <text:list xml:id="list33330131" text:continue-numbering="true" text:style-name="WWNum1">
        <text:list-item>
          <text:p text:style-name="P3"><text:span text:style-name="T1">1.1 Einfluss der COVID-19-Pandemie</text:span></text:p>
        </text:list-item>
      </text:list>
      <text:p text:style-name="List_20_Paragraph">Gab es während der COVID-19-bedingten Mobilitätseinschränkungen (März–Mai 2020) signifikante Veränderungen der NO₂- und PM10-Konzentrationen im Vergleich zu den Vorjahreszeiträumen 2017–2019? (maybe zwei Jahre vorher und nachher abbilden)</text:p>
      <text:p text:style-name="List_20_Paragraph"/>
      <text:list xml:id="list33341614" text:continue-numbering="true" text:style-name="WWNum1">
        <text:list-item>
          <text:p text:style-name="P3"><text:span text:style-name="T1">1.2 Neujahrseffekt (Feuerwerk)</text:span></text:p>
        </text:list-item>
      </text:list>
      <text:p text:style-name="List_20_Paragraph">Unterscheiden sich die PM10 und PM2-Tagesmittelwerte am 1. Januar signifikant zwischen den Jahren 2000–2025?</text:p>
      <text:p text:style-name="List_20_Paragraph"/>
      <text:list xml:id="list33353101" text:continue-numbering="true" text:style-name="WWNum1">
        <text:list-item>
          <text:p text:style-name="P3"><text:span text:style-name="T1">2 Nähe zu Hauptverkehrsstraßen</text:span></text:p>
        </text:list-item>
      </text:list>
      <text:p text:style-name="List_20_Paragraph">Unterscheiden sich die mittleren NO₂-Konzentrationen signifikant zwischen Verkehrsstationen und Hintergrundstationen in urbanen Gebieten?</text:p>
      <text:p text:style-name="List_20_Paragraph"/>
      <text:list xml:id="list33330960" text:continue-numbering="true" text:style-name="WWNum1">
        <text:list-item>
          <text:p text:style-name="P3"><text:span text:style-name="T1">3 Bundesländer-Vergleich</text:span></text:p>
        </text:list-item>
      </text:list>
      <text:p text:style-name="List_20_Paragraph">Bestehen signifikante Unterschiede in den Jahresmittelwerten von PM2.5 zwischen den Bundesländern im Zeitraum 2000–2025?</text:p>
      <text:p text:style-name="List_20_Paragraph"/>
      <text:list xml:id="list33352403" text:continue-numbering="true" text:style-name="WWNum1">
        <text:list-item>
          <text:p text:style-name="P3"><text:soft-page-break/><text:span text:style-name="T1">3.1 Urban vs. Ländlich</text:span></text:p>
        </text:list-item>
      </text:list>
      <text:p text:style-name="List_20_Paragraph">Unterscheiden sich PM10-Konzentrationen signifikant zwischen städtischen, vorstädtischen und ländlichen Messstationen?</text:p>
      <text:p text:style-name="List_20_Paragraph"/>
      <text:list xml:id="list33332366" text:continue-numbering="true" text:style-name="WWNum1">
        <text:list-item>
          <text:p text:style-name="P3"><text:span text:style-name="T1">4 Deutschland vs. andere Länder</text:span></text:p>
        </text:list-item>
      </text:list>
      <text:p text:style-name="List_20_Paragraph">Wie unterscheiden sich die Jahresmittelwerte von PM2.5 zwischen Deutschland und vergleichbaren EU-Ländern im Zeitraum 2000–2025? (wenn möglich)</text:p>
      <text:p text:style-name="List_20_Paragraph"/>
      <text:list xml:id="list33351299" text:continue-numbering="true" text:style-name="WWNum1">
        <text:list-item>
          <text:p text:style-name="P3"><text:span text:style-name="T1">5 Saisonale Effekte</text:span></text:p>
        </text:list-item>
      </text:list>
      <text:p text:style-name="List_20_Paragraph">Wie stark variieren PM10-Konzentrationen zwischen Winter- und Sommermonaten (und ist dieser Effekt in urbanen Gebieten stärker ausgeprägt)?</text:p>
      <text:p text:style-name="List_20_Paragraph"/>
      <text:list xml:id="list33323181" text:continue-numbering="true" text:style-name="WWNum1">
        <text:list-item>
          <text:p text:style-name="P3"><text:span text:style-name="T1">6 Ozon und Temperatur</text:span></text:p>
        </text:list-item>
      </text:list>
      <text:p text:style-name="List_20_Paragraph">Besteht eine signifikante positive Korrelation zwischen O₃-Konzentrationen und Tageshöchsttemperaturen in deutschen Bundesländern?</text:p>
      <text:p text:style-name="List_20_Paragraph"/>
      <text:list xml:id="list33327589" text:continue-numbering="true" text:style-name="WWNum1">
        <text:list-item>
          <text:p text:style-name="P3"><text:span text:style-name="T1">7 Langfristige Verbesserung/Verschlechterung</text:span></text:p>
        </text:list-item>
      </text:list>
      <text:p text:style-name="List_20_Paragraph">Welche Luftschadstoffe zeigen im Zeitraum 2000–2025 die stärksten signifikanten Trends (positiv oder negativ)?</text:p>
      <text:p text:style-name="List_20_Paragraph"/>
      <text:list xml:id="list33323062" text:continue-numbering="true" text:style-name="WWNum1">
        <text:list-item>
          <text:p text:style-name="P3"><text:span text:style-name="T1">8 Regionale Cluster</text:span></text:p>
        </text:list-item>
      </text:list>
      <text:p text:style-name="List_20_Paragraph">Lassen sich räumliche Cluster hoher NO₂- oder PM10-Belastung identifizieren, und korrelieren diese mit Industrie- oder Verkehrsstandorten?</text:p>
      <text:p text:style-name="List_20_Paragraph"/>
      <text:list xml:id="list33332375" text:continue-numbering="true" text:style-name="WWNum1">
        <text:list-item>
          <text:p text:style-name="P3"><text:span text:style-name="T1">9 Tourismus &amp; Luftverschmutzung</text:span></text:p>
        </text:list-item>
      </text:list>
      <text:p text:style-name="List_20_Paragraph">Besteht ein Zusammenhang zwischen saisonalen Tourismusintensitäten und kurzfristigen Veränderungen der NO₂- oder PM10-Konzentration in touristisch geprägten Regionen?</text:p>
      <text:p text:style-name="Standard"/>
      <text:p text:style-name="Standard"><text:a xlink:type="simple" xlink:href="https://luftqualitaet.api.bund.dev/" text:style-name="Internet_20_link" text:visited-style-name="Visited_20_Internet_20_Link">https://luftqualitaet.api.bund.dev/</text:a></text:p>
      <text:p text:style-name="Standard"><text:a xlink:type="simple" xlink:href="https://www.umweltbundesamt.de/daten/luft/luftdaten" text:style-name="Internet_20_link" text:visited-style-name="Visited_20_Internet_20_Link">https://www.umweltbundesamt.de/daten/luft/luftdaten</text:a></text:p>
      <text:p text:style-name="Standard"><text:a xlink:type="simple" xlink:href="https://www.lubw.baden-wuerttemberg.de/luft/messwerte-immissionswerte#karte" text:style-name="Internet_20_link" text:visited-style-name="Visited_20_Internet_20_Link">https://www.lubw.baden-wuerttemberg.de/luft/messwerte-immissionswerte#karte</text:a></text:p>
      <text:p text:style-name="Standard"/>
      <text:p text:style-name="Standard"><text:span text:style-name="T1">Nach welchen Kriterien man gehen kann:</text:span></text:p>
      <text:p text:style-name="Standard"><text:soft-page-break/>1) - gemessene Arten der Luftverschmutzung: Feinstaub - Partikel &lt;= 10 <text:span text:style-name="T3">µm </text:span>(PM10), Kohlenmonoxid (CO), Ozon (O3), Schwefeldioxid (SO2), Stickstoffdioxid (NO2), Blei im Feinstaub (PM10PB), Benzo(a)pyren im Feinstaub (PM10BAP), Benzol (CHB), Feinstaub - Partikel &lt;= 2 <text:span text:style-name="T3">µm </text:span>(PM2), Arsen im Feinstaub (PM10AS), Cadmium im Feinstaub (PM10CD), Nickel im Feinstaub (PM10NI)</text:p>
      <text:p text:style-name="Standard">2) - Bereiche in denen gemessen wird: alles Bundesländer + UBA</text:p>
      <text:p text:style-name="Standard">3) - Tagesmittel, Ein-Stunden-Mittelwert, Ein-Stunden-Tagesmaxima, Acht-Stunden-Mittelwert, Acht-Stunden-Tagesmaxima, Tagesmittel (stündlich gleitend)</text:p>
      <text:p text:style-name="Standard">4) - Lage der Messstation: städtisches Gebiet, vorstädtisches Gebiet, ländliches Gebiet, ländlich abgelegen, ländliche regional, ländlich stadtnah</text:p>
      <text:p text:style-name="Standard">5) - Stationstypen (was messen sie): Hintergrund, Industrie, Verkehr</text:p>
      <text:p text:style-name="Standard">6) - Thresholds (Klassifizierungsstufen für die Luftverschmutzung): von 0 bis 4</text:p>
      <text:p text:style-name="Standard">7) - Ausgabe wann bestimmte Verschmutzungsgrenzen überschritten wurden</text:p>
      <text:p text:style-name="Standard">8) - viele der oben genannten Kriterien vereint unter einer Suchanfrage mit zeitlicher Abgrenzungsmöglichkeit</text:p>
      <text:p text:style-name="Standard"/>
      <text:p text:style-name="Standard"/>
      <text:p text:style-name="Standard"/>
      <text:p text:style-name="Standard"/>
      <text:p text:style-name="Standard"/>
      <text:p text:style-name="Standard">- APIs von anderen Ländern nötig zum Vergleichen für Frage 4</text:p>
      <text:p text:style-name="Standard"><text:a xlink:type="simple" xlink:href="https://freeapis.io/iqair" text:style-name="Internet_20_link" text:visited-style-name="Visited_20_Internet_20_Link">https://freeapis.io/iqair</text:a></text:p>
      <text:p text:style-name="Standard"/>
      <text:p text:style-name="Standard">- Wetter-API nötig für Frage 6</text:p>
      <text:p text:style-name="Standard"><text:a xlink:type="simple" xlink:href="https://open-meteo.com/en/docs" text:style-name="Internet_20_link" text:visited-style-name="Visited_20_Internet_20_Link">https://open-meteo.com/en/docs</text:a></text:p>
      <text:p text:style-name="Standard"/>
      <text:p text:style-name="Standard">- API für Frage 9 nötig, für Tourismuszahlen</text:p>
      <text:p text:style-name="Standard"><text:a xlink:type="simple" xlink:href="https://data.europa.eu/en/publications/datastories/high-value-datasets-tourism-eu" text:style-name="Internet_20_link" text:visited-style-name="Visited_20_Internet_20_Link">https://data.europa.eu/en/publications/datastories/high-value-datasets-tourism-eu</text:a></text:p>
      <text:p text:style-name="Standard"><text:a xlink:type="simple" xlink:href="https://www.untourism.int/tourism-statistics/tourism-statistics-database" text:style-name="Internet_20_link" text:visited-style-name="Visited_20_Internet_20_Link">https://www.untourism.int/tourism-statistics/tourism-statistics-database</text:a></text:p>
      <text:p text:style-name="Standard"><text:a xlink:type="simple" xlink:href="https://www.destination.one/unsere-loesung-oneproduct/open-data" text:style-name="Internet_20_link" text:visited-style-name="Visited_20_Internet_20_Link">https://www.destination.one/unsere-loesung-oneproduct/open-data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2f5496" style:font-name="Calibri Light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2f5496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2f5496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2f5496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2f5496" fo:border-bottom="0.018cm solid #2f5496"/>
      <style:text-properties fo:color="#2f5496"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10pt" style:font-size-asian="10pt" style:font-size-complex="10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2f5496" style:font-name="Calibri Light" fo:font-size="20pt" style:font-size-asian="20pt" style:font-name-complex="F" style:font-size-complex="20pt"/>
    </style:style>
    <style:style style:name="Überschrift_20_2_20_Zchn" style:display-name="Überschrift 2 Zchn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Überschrift_20_3_20_Zchn" style:display-name="Überschrift 3 Zchn" style:family="text" style:parent-style-name="Default_20_Paragraph_20_Font">
      <style:text-properties fo:color="#2f5496" fo:font-size="14pt" style:font-size-asian="14pt" style:font-name-complex="F" style:font-size-complex="14pt"/>
    </style:style>
    <style:style style:name="Überschrift_20_4_20_Zchn" style:display-name="Überschrift 4 Zchn" style:family="text" style:parent-style-name="Default_20_Paragraph_20_Font">
      <style:text-properties fo:color="#2f5496" fo:font-style="italic" style:font-style-asian="italic" style:font-name-complex="F" style:font-style-complex="italic"/>
    </style:style>
    <style:style style:name="Überschrift_20_5_20_Zchn" style:display-name="Überschrift 5 Zchn" style:family="text" style:parent-style-name="Default_20_Paragraph_20_Font">
      <style:text-properties fo:color="#2f5496" style:font-name-complex="F"/>
    </style:style>
    <style:style style:name="Überschrift_20_6_20_Zchn" style:display-name="Überschrift 6 Zchn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Überschrift_20_7_20_Zchn" style:display-name="Überschrift 7 Zchn" style:family="text" style:parent-style-name="Default_20_Paragraph_20_Font">
      <style:text-properties fo:color="#595959" style:font-name-complex="F"/>
    </style:style>
    <style:style style:name="Überschrift_20_8_20_Zchn" style:display-name="Überschrift 8 Zchn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Überschrift_20_9_20_Zchn" style:display-name="Überschrift 9 Zchn" style:family="text" style:parent-style-name="Default_20_Paragraph_20_Font">
      <style:text-properties fo:color="#272727" style:font-name-complex="F"/>
    </style:style>
    <style:style style:name="Titel_20_Zchn" style:display-name="Titel Zchn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Untertitel_20_Zchn" style:display-name="Untertitel Zchn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Zitat_20_Zchn" style:display-name="Zitat Zchn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Vorformatiert_20_Zchn" style:display-name="HTML Vorformatiert Zchn" style:family="text" style:parent-style-name="Default_20_Paragraph_20_Font">
      <style:text-properties style:font-name="Consolas" fo:font-size="10pt" style:font-size-asian="10pt" style:font-size-complex="10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 F</meta:initial-creator>
    <dc:creator>Lennart Klose</dc:creator>
    <meta:editing-cycles>16</meta:editing-cycles>
    <meta:creation-date>2026-02-24T12:35:00</meta:creation-date>
    <dc:date>2026-02-26T13:06:09.10</dc:date>
    <meta:editing-duration>P0D</meta:editing-duration>
    <meta:generator>OpenOffice/4.1.7$Win32 OpenOffice.org_project/417m1$Build-9800</meta:generator>
    <meta:document-statistic meta:table-count="0" meta:image-count="0" meta:object-count="0" meta:page-count="4" meta:paragraph-count="78" meta:word-count="721" meta:character-count="54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